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2543in"/>
    </style:style>
    <style:style style:name="co17" style:family="table-column">
      <style:table-column-properties fo:break-before="auto" style:column-width="0.5252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0.45in"/>
    </style:style>
    <style:style style:name="co20" style:family="table-column">
      <style:table-column-properties fo:break-before="auto" style:column-width="1.7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3" style:family="table-cell" style:parent-style-name="Default">
      <style:table-cell-properties style:vertical-align="middle"/>
    </style:style>
    <style:style style:name="ce20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8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 100 Item NEO5_20 Questionnaire'.$B$226:$'IPIP 100 Item NEO5_20 Questionnaire'.$D$226])" table:allow-empty-cell="false" table:display-list="no" table:base-cell-address="'IPIP 100 Item NEO5_20 Questionnaire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 100 Item NEO5_20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9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100 Item Big Five Open Source Questionnaire</text:p>
          </table:table-cell>
          <table:covered-table-cell table:style-name="ce1"/>
          <table:covered-table-cell table:number-columns-repeated="4" table:style-name="ce31"/>
          <table:table-cell table:number-columns-repeated="3"/>
          <table:table-cell table:style-name="ce14"/>
          <table:table-cell table:number-columns-repeated="5"/>
          <table:table-cell table:style-name="ce36"/>
          <table:table-cell table:number-columns-repeated="26"/>
        </table:table-row>
        <table:table-row table:style-name="ro2">
          <table:table-cell/>
          <table:table-cell table:style-name="ce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31"/>
          <table:table-cell table:number-columns-repeated="3"/>
          <table:table-cell table:style-name="ce14"/>
          <table:table-cell table:number-columns-repeated="5"/>
          <table:table-cell table:style-name="ce36"/>
          <table:table-cell table:number-columns-repeated="26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 table:number-columns-repeated="2"/>
          <table:table-cell table:style-name="ce4"/>
          <table:table-cell table:number-columns-repeated="5"/>
          <table:table-cell table:style-name="ce36"/>
          <table:table-cell table:number-columns-repeated="26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table:style-name="ce2" office:value-type="string" calcext:value-type="string">
            <text:p>Factor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29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lose my composure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9]);[.AK9];IF(ISTEXT([.C9]);[.AL9];IF(ISTEXT([.D9]);[.AM9];IF(ISTEXT([.E9]);[.AN9];IF(ISTEXT([.F9]);[.AO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see things through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13]);[.AK13];IF(ISTEXT([.C13]);[.AL13];IF(ISTEXT([.D13]);[.AM13];IF(ISTEXT([.E13]);[.AN13];IF(ISTEXT([.F13]);[.A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4]);[.AK14];IF(ISTEXT([.C14]);[.AL14];IF(ISTEXT([.D14]);[.AM14];IF(ISTEXT([.E14]);[.AN14];IF(ISTEXT([.F14]);[.A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7]);[.AK17];IF(ISTEXT([.C17]);[.AL17];IF(ISTEXT([.D17]);[.AM17];IF(ISTEXT([.E17]);[.AN17];IF(ISTEXT([.F17]);[.AO1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lans and stick to them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21]);[.AK21];IF(ISTEXT([.C21]);[.AL21];IF(ISTEXT([.D21]);[.AM21];IF(ISTEXT([.E21]);[.AN21];IF(ISTEXT([.F21]);[.AO2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frustrated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25]);[.AK25];IF(ISTEXT([.C25]);[.AL25];IF(ISTEXT([.D25]);[.AM25];IF(ISTEXT([.E25]);[.AN25];IF(ISTEXT([.F25]);[.AO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demands on others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26]);[.AK26];IF(ISTEXT([.C26]);[.AL26];IF(ISTEXT([.D26]);[.AM26];IF(ISTEXT([.E26]);[.AN26];IF(ISTEXT([.F26]);[.AO2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xacting in my work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ut for my own personal gain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29]);[.AK29];IF(ISTEXT([.C29]);[.AL29];IF(ISTEXT([.D29]);[.AM29];IF(ISTEXT([.E29]);[.AN29];IF(ISTEXT([.F29]);[.AO2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joy hearing new idea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30]);[.AK30];IF(ISTEXT([.C30]);[.AL30];IF(ISTEXT([.D30]);[.AM30];IF(ISTEXT([.E30]);[.AN30];IF(ISTEXT([.F30]);[.AO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put my mind on the task at hand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36]);[.AK36];IF(ISTEXT([.C36]);[.AL36];IF(ISTEXT([.D36]);[.AM36];IF(ISTEXT([.E36]);[.AN36];IF(ISTEXT([.F36]);[.A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37]);[.AK37];IF(ISTEXT([.C37]);[.AL37];IF(ISTEXT([.D37]);[.AM37];IF(ISTEXT([.E37]);[.AN37];IF(ISTEXT([.F37]);[.AO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ollow through with my plan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4]);[.AK44];IF(ISTEXT([.C44]);[.AL44];IF(ISTEXT([.D44]);[.AM44];IF(ISTEXT([.E44]);[.AN44];IF(ISTEXT([.F44]);[.AO4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Know how to captivate people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5]);[.AK45];IF(ISTEXT([.C45]);[.AL45];IF(ISTEXT([.D45]);[.AM45];IF(ISTEXT([.E45]);[.AN45];IF(ISTEXT([.F45]);[.AO4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ess things up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cept people as they are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49]);[.AK49];IF(ISTEXT([.C49]);[.AL49];IF(ISTEXT([.D49]);[.AM49];IF(ISTEXT([.E49]);[.AN49];IF(ISTEXT([.F49]);[.AO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reatened easily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excited by new idea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51]);[.AK51];IF(ISTEXT([.C51]);[.AL51];IF(ISTEXT([.D51]);[.AM51];IF(ISTEXT([.E51]);[.AN51];IF(ISTEXT([.F51]);[.AO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ut others to piece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uld describe my experiences as somewhat dull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things unfinished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58]);[.AK58];IF(ISTEXT([.C58]);[.AL58];IF(ISTEXT([.D58]);[.AM58];IF(ISTEXT([.E58]);[.AN58];IF(ISTEXT([.F58]);[.A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spect others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etreat from other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4]);[.AK64];IF(ISTEXT([.C64]);[.AL64];IF(ISTEXT([.D64]);[.AM64];IF(ISTEXT([.E64]);[.AN64];IF(ISTEXT([.F64]);[.AO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8]);[.AK68];IF(ISTEXT([.C68]);[.AL68];IF(ISTEXT([.D68]);[.AM68];IF(ISTEXT([.E68]);[.AN68];IF(ISTEXT([.F68]);[.AO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inish what I start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71]);[.AK71];IF(ISTEXT([.C71]);[.AL71];IF(ISTEXT([.D71]);[.AM71];IF(ISTEXT([.E71]);[.AN71];IF(ISTEXT([.F71]);[.AO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an say things beautifull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73]);[.AK73];IF(ISTEXT([.C73]);[.AL73];IF(ISTEXT([.D73]);[.AM73];IF(ISTEXT([.E73]);[.AN73];IF(ISTEXT([.F73]);[.AO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hirk my dutie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74]);[.AK74];IF(ISTEXT([.C74]);[.AL74];IF(ISTEXT([.D74]);[.AM74];IF(ISTEXT([.E74]);[.AN74];IF(ISTEXT([.F74]);[.AO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75]);[.AK75];IF(ISTEXT([.C75]);[.AL75];IF(ISTEXT([.D75]);[.AM75];IF(ISTEXT([.E75]);[.AN75];IF(ISTEXT([.F75]);[.AO75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Rarely look for a deeper meaning in things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77]);[.AK77];IF(ISTEXT([.C77]);[.AL77];IF(ISTEXT([.D77]);[.AM77];IF(ISTEXT([.E77]);[.AN77];IF(ISTEXT([.F77]);[.AO7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80]);[.AK80];IF(ISTEXT([.C80]);[.AL80];IF(ISTEXT([.D80]);[.AM80];IF(ISTEXT([.E80]);[.AN80];IF(ISTEXT([.F80]);[.AO8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81]);[.AK81];IF(ISTEXT([.C81]);[.AL81];IF(ISTEXT([.D81]);[.AM81];IF(ISTEXT([.E81]);[.AN81];IF(ISTEXT([.F81]);[.AO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filled with doubts about thing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89]);[.AK89];IF(ISTEXT([.C89]);[.AL89];IF(ISTEXT([.D89]);[.AM89];IF(ISTEXT([.E89]);[.AN89];IF(ISTEXT([.F89]);[.AO8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skilled in handling social situations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90]);[.AK90];IF(ISTEXT([.C90]);[.AL90];IF(ISTEXT([.D90]);[.AM90];IF(ISTEXT([.E90]);[.AN90];IF(ISTEXT([.F90]);[.AO9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rry the conversation to a higher level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94]);[.AK94];IF(ISTEXT([.C94]);[.AL94];IF(ISTEXT([.D94]);[.AM94];IF(ISTEXT([.E94]);[.AN94];IF(ISTEXT([.F94]);[.AO9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96]);[.AK96];IF(ISTEXT([.C96]);[.AL96];IF(ISTEXT([.D96]);[.AM96];IF(ISTEXT([.E96]);[.AN96];IF(ISTEXT([.F96]);[.AO9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reat all people equally.</text:p>
          </table:table-cell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4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97]);[.AK97];IF(ISTEXT([.C97]);[.AL97];IF(ISTEXT([.D97]);[.AM97];IF(ISTEXT([.E97]);[.AN97];IF(ISTEXT([.F97]);[.AO9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Conscientiousness</text:p>
          </table:table-cell>
          <table:table-cell table:style-name="ce28" office:value-type="float" office:value="0.9" calcext:value-type="float">
            <text:p>0.90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31" table:content-validation-name="val1" table:number-columns-repeated="3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the life of the party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Extraversion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36" table:formula="of:=IF(ISTEXT([.B101]);[.AK101];IF(ISTEXT([.C101]);[.AL101];IF(ISTEXT([.D101]);[.AM101];IF(ISTEXT([.E101]);[.AN101];IF(ISTEXT([.F101]);[.AO1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Neuroticism</text:p>
          </table:table-cell>
          <table:table-cell table:style-name="ce28" office:value-type="float" office:value="0.91" calcext:value-type="float">
            <text:p>0.9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02]);[.AK102];IF(ISTEXT([.C102]);[.AL102];IF(ISTEXT([.D102]);[.AM102];IF(ISTEXT([.E102]);[.AN102];IF(ISTEXT([.F102]);[.AO1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31" table:content-validation-name="val1" table:number-columns-repeated="4"/>
          <table:table-cell table:style-name="ce3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Agreeableness</text:p>
          </table:table-cell>
          <table:table-cell table:style-name="ce28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03]);[.AK103];IF(ISTEXT([.C103]);[.AL103];IF(ISTEXT([.D103]);[.AM103];IF(ISTEXT([.E103]);[.AN103];IF(ISTEXT([.F103]);[.AO10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31" table:content-validation-name="val1"/>
          <table:table-cell table:style-name="ce31" table:content-validation-name="val1" office:value-type="string" calcext:value-type="string">
            <text:p>x</text:p>
          </table:table-cell>
          <table:table-cell table:style-name="ce31" table:content-validation-name="val1" table:number-columns-repeated="3"/>
          <table:table-cell office:value-type="string" calcext:value-type="string">
            <text:p>|</text:p>
          </table:table-cell>
          <table:table-cell table:number-columns-repeated="3"/>
          <table:table-cell table:style-name="Default" table:number-columns-repeated="5"/>
          <table:table-cell table:number-columns-repeated="18"/>
          <table:table-cell office:value-type="string" calcext:value-type="string">
            <text:p>Openness</text:p>
          </table:table-cell>
          <table:table-cell table:style-name="ce28" office:value-type="float" office:value="0.89" calcext:value-type="float">
            <text:p>0.89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6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31"/>
          <table:table-cell office:value-type="string" calcext:value-type="string">
            <text:p>|</text:p>
          </table:table-cell>
          <table:table-cell/>
          <table:table-cell table:style-name="ce14" table:number-columns-repeated="2"/>
          <table:table-cell table:number-columns-repeated="4"/>
          <table:table-cell table:style-name="ce36" table:number-columns-repeated="2"/>
          <table:table-cell table:number-columns-repeated="26"/>
        </table:table-row>
        <table:table-row table:style-name="ro4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36"/>
          <table:table-cell table:number-columns-repeated="27"/>
        </table:table-row>
        <table:table-row table:style-name="ro4">
          <table:table-cell table:style-name="ce12" office:value-type="string" calcext:value-type="string">
            <text:p><text:span text:style-name="T1">Items are from the TedoneItemAssignmentTable spreadsheet downloaded from</text:span> the page <text:span text:style-name="T2">at https://ipip.ori.org/ItemAssignmentTable.htm</text:span> on May 23, 2020.</text:p>
          </table:table-cell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36"/>
          <table:table-cell table:number-columns-repeated="27"/>
        </table:table-row>
        <table:table-row table:style-name="ro4">
          <table:table-cell table:style-name="ce13"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36"/>
          <table:table-cell table:number-columns-repeated="27"/>
        </table:table-row>
        <table:table-row table:style-name="ro4" table:number-rows-repeated="2">
          <table:table-cell/>
          <table:table-cell table:style-name="ce14" table:number-columns-repeated="5"/>
          <table:table-cell table:number-columns-repeated="2"/>
          <table:table-cell table:style-name="ce14" table:number-columns-repeated="2"/>
          <table:table-cell table:number-columns-repeated="4"/>
          <table:table-cell table:style-name="ce36"/>
          <table:table-cell table:number-columns-repeated="27"/>
        </table:table-row>
        <table:table-row table:style-name="ro5">
          <table:table-cell table:style-name="ce20" office:value-type="string" calcext:value-type="string">
            <text:p>Results appear below, starting on row 201</text:p>
          </table:table-cell>
          <table:table-cell table:style-name="ce15" table:number-columns-repeated="2"/>
          <table:table-cell table:style-name="ce14" table:number-columns-repeated="3"/>
          <table:table-cell table:number-columns-repeated="2"/>
          <table:table-cell table:style-name="ce14" table:number-columns-repeated="2"/>
          <table:table-cell table:number-columns-repeated="4"/>
          <table:table-cell table:style-name="ce36"/>
          <table:table-cell table:number-columns-repeated="27"/>
        </table:table-row>
        <table:table-row table:style-name="ro4" table:number-rows-repeated="7">
          <table:table-cell table:number-columns-repeated="4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4"/>
          <table:table-cell table:style-name="ce36"/>
          <table:table-cell table:number-columns-repeated="27"/>
        </table:table-row>
        <table:table-row table:style-name="ro4" table:number-rows-repeated="6">
          <table:table-cell table:number-columns-repeated="42"/>
        </table:table-row>
        <table:table-row table:style-name="ro4">
          <table:table-cell table:style-name="ce19"/>
          <table:table-cell table:style-name="ce14" table:number-columns-repeated="4"/>
          <table:table-cell table:number-columns-repeated="37"/>
        </table:table-row>
        <table:table-row table:style-name="ro4">
          <table:table-cell table:style-name="ce22"/>
          <table:table-cell table:style-name="ce14" table:number-columns-repeated="4"/>
          <table:table-cell table:number-columns-repeated="37"/>
        </table:table-row>
        <table:table-row table:style-name="ro4" table:number-rows-repeated="74">
          <table:table-cell/>
          <table:table-cell table:style-name="ce14" table:number-columns-repeated="4"/>
          <table:table-cell table:number-columns-repeated="37"/>
        </table:table-row>
        <table:table-row table:style-name="ro1">
          <table:table-cell table:style-name="ce10" office:value-type="string" calcext:value-type="string">
            <text:p>Score:</text:p>
          </table:table-cell>
          <table:table-cell table:style-name="ce15" office:value-type="string" calcext:value-type="string">
            <text:p><text:span text:style-name="T3">Raw 2</text:span>0-100</text:p>
          </table:table-cell>
          <table:table-cell table:style-name="ce15" office:value-type="string" calcext:value-type="string">
            <text:p>Percent</text:p>
          </table:table-cell>
          <table:table-cell table:style-name="ce15" office:value-type="string" calcext:value-type="string">
            <text:p>Meaning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Openness</text:p>
          </table:table-cell>
          <table:table-cell table:style-name="ce14" table:formula="of:=SUM([.AP7]+[.AP13]+[.AP18]+[.AP30]+[.AP34]+[.AP39]+[.AP43]+[.AP48]+[.AP51]+[.AP54]+[.AP65]+[.AP68]+[.AP72]+[.AP76]+[.AP81]+[.AP88]+[.AP91]+[.AP94]+[.AP100]+[.AP104])" office:value-type="float" office:value="50" calcext:value-type="float">
            <text:p>50</text:p>
          </table:table-cell>
          <table:table-cell table:style-name="ce14" table:formula="of:=QUOTIENT(PRODUCT(ORG.LIBREOFFICE.RAWSUBTRACT( [.B202];20);5);4)" office:value-type="float" office:value="37" calcext:value-type="float">
            <text:p>37</text:p>
          </table:table-cell>
          <table:table-cell table:style-name="ce16" table:formula="of:=IF([.C202]&lt;=20;&quot;Very Low&quot;;IF([.C202]&lt;=36;&quot;Low&quot;;IF([.C202]&lt;=46;&quot;A Little Low&quot;;IF([.C202]&lt;=53;&quot;Average&quot;;IF([.C202]&lt;=63;&quot;A Little High&quot;;IF([.C202]&lt;=79;&quot;High&quot;;&quot;Very High&quot;))))))" office:value-type="string" office:string-value="A Little Low" calcext:value-type="string">
            <text:p>A Little Low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Conscientiousness</text:p>
          </table:table-cell>
          <table:table-cell table:style-name="ce14" table:formula="of:=SUM([.AP6]+[.AP10]+[.AP20]+[.AP25]+[.AP28]+[.AP31]+[.AP35]+[.AP42]+[.AP46]+[.AP57]+[.AP59]+[.AP61]+[.AP69]+[.AP74]+[.AP78]+[.AP80]+[.AP84]+[.AP86]+[.AP95]+[.AP99])" office:value-type="float" office:value="55" calcext:value-type="float">
            <text:p>55</text:p>
          </table:table-cell>
          <table:table-cell table:style-name="ce14" table:formula="of:=QUOTIENT(PRODUCT(ORG.LIBREOFFICE.RAWSUBTRACT( [.B203];20);5);4)" office:value-type="float" office:value="43" calcext:value-type="float">
            <text:p>43</text:p>
          </table:table-cell>
          <table:table-cell table:style-name="ce16" table:formula="of:=IF([.C203]&lt;=20;&quot;Very Low&quot;;IF([.C203]&lt;=36;&quot;Low&quot;;IF([.C203]&lt;=46;&quot;A Little Low&quot;;IF([.C203]&lt;=53;&quot;Average&quot;;IF([.C203]&lt;=63;&quot;A Little High&quot;;IF([.C203]&lt;=79;&quot;High&quot;;&quot;Very High&quot;))))))" office:value-type="string" office:string-value="A Little Low" calcext:value-type="string">
            <text:p>A Little Low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Extraversion</text:p>
          </table:table-cell>
          <table:table-cell table:style-name="ce14" table:formula="of:=SUM([.AP9]+[.AP12]+[.AP15]+[.AP23]+[.AP36]+[.AP41]+[.AP45]+[.AP52]+[.AP55]+[.AP58]+[.AP63]+[.AP66]+[.AP70]+[.AP73]+[.AP79]+[.AP82]+[.AP85]+[.AP90]+[.AP96]+[.AP101])" office:value-type="float" office:value="89" calcext:value-type="float">
            <text:p>89</text:p>
          </table:table-cell>
          <table:table-cell table:style-name="ce14" table:formula="of:=QUOTIENT(PRODUCT(ORG.LIBREOFFICE.RAWSUBTRACT( [.B204];20);5);4)" office:value-type="float" office:value="86" calcext:value-type="float">
            <text:p>86</text:p>
          </table:table-cell>
          <table:table-cell table:style-name="ce16" table:formula="of:=IF([.C204]&lt;=20;&quot;Very Low&quot;;IF([.C204]&lt;=36;&quot;Low&quot;;IF([.C204]&lt;=46;&quot;A Little Low&quot;;IF([.C204]&lt;=53;&quot;Average&quot;;IF([.C204]&lt;=63;&quot;A Little High&quot;;IF([.C204]&lt;=79;&quot;High&quot;;&quot;Very High&quot;))))))" office:value-type="string" office:string-value="Very High" calcext:value-type="string">
            <text:p>Very High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Agreeableness</text:p>
          </table:table-cell>
          <table:table-cell table:style-name="ce14" table:formula="of:=SUM([.AP5]+[.AP14]+[.AP17]+[.AP21]+[.AP26]+[.AP29]+[.AP33]+[.AP38]+[.AP44]+[.AP49]+[.AP53]+[.AP56]+[.AP62]+[.AP71]+[.AP77]+[.AP83]+[.AP89]+[.AP92]+[.AP97]+[.AP103])" office:value-type="float" office:value="31" calcext:value-type="float">
            <text:p>31</text:p>
          </table:table-cell>
          <table:table-cell table:style-name="ce14" table:formula="of:=QUOTIENT(PRODUCT(ORG.LIBREOFFICE.RAWSUBTRACT( [.B205];20);5);4)" office:value-type="float" office:value="13" calcext:value-type="float">
            <text:p>13</text:p>
          </table:table-cell>
          <table:table-cell table:style-name="ce16" table:formula="of:=IF([.C205]&lt;=20;&quot;Very Low&quot;;IF([.C205]&lt;=36;&quot;Low&quot;;IF([.C205]&lt;=46;&quot;A Little Low&quot;;IF([.C205]&lt;=53;&quot;Average&quot;;IF([.C205]&lt;=63;&quot;A Little High&quot;;IF([.C205]&lt;=79;&quot;High&quot;;&quot;Very High&quot;))))))" office:value-type="string" office:string-value="Very Low" calcext:value-type="string">
            <text:p>Very Low</text:p>
          </table:table-cell>
          <table:table-cell table:style-name="ce14"/>
          <table:table-cell table:number-columns-repeated="37"/>
        </table:table-row>
        <table:table-row table:style-name="ro4">
          <table:table-cell table:style-name="ce11" office:value-type="string" calcext:value-type="string">
            <text:p>Neuroticism</text:p>
          </table:table-cell>
          <table:table-cell table:style-name="ce14" table:formula="of:=SUM([.AP8]+[.AP11]+[.AP16]+[.AP19]+[.AP22]+[.AP24]+[.AP27]+[.AP32]+[.AP37]+[.AP40]+[.AP47]+[.AP50]+[.AP60]+[.AP64]+[.AP67]+[.AP75]+[.AP87]+[.AP93]+[.AP98]+[.AP102])" office:value-type="float" office:value="59" calcext:value-type="float">
            <text:p>59</text:p>
          </table:table-cell>
          <table:table-cell table:style-name="ce14" table:formula="of:=QUOTIENT(PRODUCT(ORG.LIBREOFFICE.RAWSUBTRACT( [.B206];20);5);4)" office:value-type="float" office:value="48" calcext:value-type="float">
            <text:p>48</text:p>
          </table:table-cell>
          <table:table-cell table:style-name="ce16" table:formula="of:=IF([.C206]&lt;=20;&quot;Very Low&quot;;IF([.C206]&lt;=36;&quot;Low&quot;;IF([.C206]&lt;=46;&quot;A Little Low&quot;;IF([.C206]&lt;=53;&quot;Average&quot;;IF([.C206]&lt;=63;&quot;A Little High&quot;;IF([.C206]&lt;=79;&quot;High&quot;;&quot;Very High&quot;))))))" office:value-type="string" office:string-value="Average" calcext:value-type="string">
            <text:p>Average</text:p>
          </table:table-cell>
          <table:table-cell table:style-name="ce14"/>
          <table:table-cell table:number-columns-repeated="37"/>
        </table:table-row>
        <table:table-row table:style-name="ro4" table:number-rows-repeated="19">
          <table:table-cell/>
          <table:table-cell table:style-name="ce14" table:number-columns-repeated="4"/>
          <table:table-cell table:number-columns-repeated="37"/>
        </table:table-row>
        <table:table-row table:style-name="ro4">
          <table:table-cell table:style-name="ce22" office:value-type="string" calcext:value-type="string">
            <text:p>Used to validate the input: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39"/>
        </table:table-row>
        <table:table-row table:style-name="ro4" table:number-rows-repeated="1048349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16" table:default-cell-style-name="Default"/>
        <table:table-column table:style-name="co15" table:number-columns-repeated="3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<text:span text:style-name="T3">Raw 2</text:span>0-10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1:52:28.600334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4T12:21:47.185596992</dc:date>
    <meta:editing-duration>PT19H59M52S</meta:editing-duration>
    <meta:editing-cycles>55</meta:editing-cycles>
    <meta:document-statistic meta:table-count="2" meta:cell-count="1277" meta:object-count="0"/>
  </office:meta>
</office:document-meta>
</file>